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" style:family="text">
      <style:text-properties fo:font-size="13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right="148.10pt"/>
    </style:style>
    <style:style style:name="P2" style:family="paragraph">
      <style:paragraph-properties fo:line-height="100.00%" fo:text-align="left" fo:margin-right="7.25pt" fo:margin-bottom="19.90pt"/>
    </style:style>
    <style:style style:name="P3" style:family="paragraph">
      <style:paragraph-properties fo:line-height="100.00%" fo:text-align="left" fo:margin-left="-0.25pt" fo:text-indent="-0.50pt" fo:margin-bottom="21.45pt"/>
    </style:style>
    <style:style style:name="P4" style:family="paragraph">
      <style:paragraph-properties fo:line-height="100.00%" fo:text-align="left" fo:margin-left="1.50pt" fo:text-indent="0.00pt" fo:margin-right="-1.00pt" fo:margin-bottom="23.75pt"/>
    </style:style>
    <style:style style:name="P5" style:family="paragraph">
      <style:paragraph-properties fo:line-height="100.00%" fo:text-align="left" fo:margin-left="1.50pt" fo:text-indent="0.00pt" fo:margin-right="-1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28"/>NAME: MOGESH SELVA S</text:span></text:p>
      <text:p text:style-name="P1"><text:span text:style-name="T1"><text:s text:c="28"/>NM ID:9AC29662C1AD404B6944C22398485871</text:span></text:p>
      <text:p text:style-name="P1"><text:span text:style-name="T1"><text:s text:c="29"/>PROJECT NAME: BLOCK CHAIN ASSIGNMENT</text:span></text:p>
      <text:p text:style-name="P2"><text:span text:style-name="T1"><text:s text:c="29"/>COLLEGE NAME:SRRCET</text:span></text:p>
      <text:p text:style-name="P3"><text:span text:style-name="T2">Output :</text:span><text:span text:style-name="T3"/></text:p>
      <text:p text:style-name="P4"><draw:frame text:anchor-type="as-char" svg:width="140.28mm" svg:height="71.12mm" style:rel-width="scale" style:rel-height="scale"><draw:object-ole xlink:href="OleObj1"/><draw:image xlink:href="ObjectReplacements/OleObj1"/></draw:frame><text:span text:style-name="T5"/></text:p>
      <text:p text:style-name="P5"><draw:frame text:anchor-type="as-char" svg:width="141.89mm" svg:height="71.88mm" style:rel-width="scale" style:rel-height="scale"><draw:object-ole xlink:href="OleObj2"/><draw:image xlink:href="ObjectReplacements/OleObj2"/></draw:frame><text:span text:style-name="T7"/></text:p>
      <text:p text:style-name="P6"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